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a125379-6004-5c3f-d8fa-4a79da265b0a"/>Metodología de la investigación.</text:p>
      <text:p text:style-name="Text_20_body"/>
      <text:p text:style-name="P1">Desde el inicio de la investigación, esta ha sido influida por los intereses particulares y subjetivos de cada uno de los integrantes ya que creemos que los procesos de investigación deben de perseguir ideales y al menos intereses en común. En este caso, el arte y sus implicaciones prácticas y metodológicas con las disciplinas sociales, así como los vínculos que guarda con la temporalidad, el contexto social que lo rodea, y del procesamiento de información que aporta maneras de representar la realidad por medio de enfoques particularmente visuales. Por estas razones retomamos la idea de que la creación en el arte puede ser un pretexto interesante para poner en práctica estrategias y métodos especializados de creación que contribuyen un enfoque pragmático y experimental para profundizar sobre cuestiones que tienen relación con el proceso creativo, específicamente la creación de propuestas artísticas que involucren las tres disciplinas que incumben a este plan de estudios (Estrategias de comunicación, Sistemas para la interacción, Diseño de información,) enriqueciendo estos procesos con las disciplinas artísticas, enfocadas concretamente en la generación de propuestas de arte electrónico.</text:p>
      <text:p text:style-name="Text_20_body"/>
      <text:p text:style-name="P1">En la búsqueda de una metodología que pudiera ayudar y orientar la investigación interdisciplinaria, y al mismo tiempo que retome aspectos y atributos concretos de las investigaciones artísticas (las cuales nos interesan por sus aportes alternativos al conocimiento, en donde la indagación teórica y la representación del problema de manera práctica se integran como un proceso conjunto y recíproco), y que sean desarrolladas con el enfoque de una investigación de carácter cualitativo.</text:p>
      <text:p text:style-name="Text_20_body"/>
      <text:p text:style-name="P1">En este camino de búsqueda y reflexión, encontramos dos métodos especializados, -que gracias al énfasis en las fases pragmática y reflexiva ya que proponen el acercamiento a problemáticas que faciliten y estimulen la integración y la apreciación de la subjetividad autoral como una cualidad destacada en este tipo de investigaciones. Estas perspectivas subjetivas y particulares nos aportan información y caminos que sirven asociar ideas, pensamientos referentes al tema de investigación, que serán de gran utilidad para realizar la investigación y enriquecer de manera paralela el contenido de las fases en las que dividimos la investigación (Proyecto práctico e investigación teórica y referencial).</text:p>
      <text:p text:style-name="P1">Desde la idea detonadora del proyecto uno de nuestros estímulos para generar la investigación fue proponer y aplicar la idea de que el arte y la creación son procesos que no están separados ni alejados de los procesos de investigación y construcción del <text:soft-page-break/>conocimiento, ya que estos aportan, descubren y estructuran información relevante que puede ser consultada y repensada desde la anotaciones, bocetos e ideas que van de la mano con un proceso de construcción, y que al mismo tiempo está enfocado en el objetivo específico de la investigación. Más bien estos procesos deben ser replanteados como modos alternativos de crear y construir conocimiento, por medio de dibujos, esquemas, líneas del tiempo, mapas mentales y cualquier tipo de representación de la información sirve de referencias para conocer los procesos particulares de cada investigación, y al mismo tiempo aportan perspectivas gráficas sobre la estructura de ideas abstractas sobre información concreta.</text:p>
      <text:p text:style-name="P1">Siguiendo la línea de investigación de la Investigación basada en artes encontramos que estos procesos de trabajo creativo (que puede trasladarse a la investigación ya que la misma se basa en el arte y en sus modos de crear) se ven reflejados y representados por medio de las bitácoras (workbooks) mencionadas por Marshall J. Y D'Adamo K. (2011) como fundamentales para explorar y estructurar el proceso creativo de sus alumnos de licenciatura. Estos recursos tienen una función concreta ya que encaminan el proceso para llevar a cabo proyectos creativos, otra función de las bitácoras es que van aportando un filtro de información particular que es relevante para el investigador. Muchas veces estas referencias vertidas en la bitácora se relacionan con la temática a desarrollar o tiene algún nexo conceptual, visual , ideológica, social, cultural con la investigación en curso, o simplemente sirve como la estructuración de ideas futuras que pueden servir de detonadores para cuestionar sobre problemas similares.</text:p>
      <text:p text:style-name="Text_20_body"/>
      <text:p text:style-name="P1">La información de las bitácoras aporta una mejor comprensión, y genera modos alternativos de explorar el proceso creativo, como refiere el título del texto y el contenido del mismo “El vuelo de la mariposa”(2005) de Agra Pardiñas M. de J, el proceso creativo no es algo lineal ni fácil de estructurar, por ello el uso de la bitácora como contenedor de sucesos importantes en el proceso de creación y en especial del método de investigación basada en artes tienen gran trascendencia en nuestra investigación ya que este método nos aporta una serie de decisiones metodológicas que encienden el movimiento interno de la investigación por medio de cuestionamientos básicos, que incitan el pensamiento creativo.</text:p>
      <text:p text:style-name="Text_20_body"/>
      <text:p text:style-name="P1">En este caso el sujeto creador es el colectivo 4no2, por ello debemos de considerar las preocupaciones e inquietudes de cada uno de los integrantes del equipo. En este punto surgió una cuestión interesante a resolver, ya que al conformarnos como colectivo habíamos hecho trabajos y entregas de manera colectiva pero nunca habíamos aplicado alguna <text:soft-page-break/>metodología ni método concreto. Llegamos al acuerdo de establecer una serie de reglas y características definidas para generar ideas de manera ordenada y jerarquizada, para que posteriormente se pudiera proponer una serie de cuatro prototipos de piezas de arte electrónico.</text:p>
      <text:p text:style-name="Text_20_body"/>
      <text:p text:style-name="P1">Es importante desarrollar y mencionar las características y reglas referidas en el párrafo anterior ya que en ellas recae la importancia y razón por la que decidimos trabajar el proceso de investigación con el método de Aprendizaje Basado en Proyectos, y el proceso de creación con el método de Investigación Basada en Artes:</text:p>
      <text:p text:style-name="P1">Para comenzar a generar relaciones entre las dos vertientes del proyecto (Investigación- Producción) propusimos que al igual que las piezas de arte electrónico que estamos analizando, el proyecto que generaremos debe de compartir algunas características entre con ellas. Estas a continuación se mencionan:</text:p>
      <text:p text:style-name="P3"><text:span text:style-name="T1">    </text:span><text:span text:style-name="T2">-Tratamiento de temática social: Esta característica la retomamos ya que uno de los intereses en común de colectivo era darle un sentido social al arte, en específico el arte electrónico ya que creemos que el arte electrónico tiene un gran alcance de difusión por sus características tecnológicas y de difusión .</text:span></text:p>
      <text:p text:style-name="P3"><text:span text:style-name="T1">    </text:span><text:span text:style-name="T2">-Interactividad: Este punto nos parece fundamental porque la obra debe contener un discurso con contenido social, y nos parece una buena estrategia de involucramiento, si la pieza no funciona sin actividad del espectador, ya que gracias a los niveles de interacción que propone Nina Simon (2010), estamos tratando de llegar a un nivel de involucramiento y reflexión de la interactor.</text:span></text:p>
      <text:p text:style-name="P3"><text:span text:style-name="T1">    </text:span><text:span text:style-name="T2">-Uso de tecnología electrónica: Esta característica es muy importante ya que la tecnología es un punto de encuentro para las tres disciplinas de la maestría, asi como fue presentado en una de las materias impartidas en la misma (Tecnologías de la información Experimentales).</text:span></text:p>
      <text:p text:style-name="P3"><text:span text:style-name="T1">    </text:span><text:span text:style-name="T2">-Portabilidad: La portabilidad es un punto relevante ya que al ser una obra con contenido social, es importante que pueda ser mostrada con facilidad en distintos recintos.</text:span></text:p>
      <text:p text:style-name="P3"><text:span text:style-name="T1">    </text:span><text:span text:style-name="T2">-Libre Difusión: La libre difusión es una característica ideológica que nos compete desde la selección de metodologías horizontales, que se retribuyan entre sí, es por ello que todos los recursos que estamos generando (textos, gráficos, imágenes, video, código, etc) estarán a disposición del público por medio de las licencias de Creative Commons 3.0 (BY-NC).</text:span></text:p>
      <text:p text:style-name="P1">Estas características las rescatamos porque creemos que es más interesante indagar sobre la función de la práctica artística con repercusiones sociales, que enfocarnos el las definiciones y categorización del mismo. Más bien se trata de generar un interés y valor similar entre la práctica, el discurso artístico y las propuestas técnicas que siempre van de la <text:soft-page-break/>mano de las repercusiones estéticas y representacionales.</text:p>
      <text:p text:style-name="Text_20_body"/>
      <text:p text:style-name="P1">Como otra regla, debíamos tener en cuenta que las ideas presentadas no eran definitivas, más bien se ponían a discusión dentro del colectivo y con los asesores del proyecto. Esto para enriquecerlas desde una perspectiva crítica y objetiva, en la que siempre se tenía como objetivo principal enfocar y esclarecer los discursos personales de cada una de las propuestas. Las opiniones de los miembros del colectivo son de gran importancia para abarcar detalles que muchas veces son imperceptibles por una sola disciplina, pero que por medio de abordajes interdisciplinarios se pueden generan contenidos con un mayor grado de apertura; característica fundamental en el arte contemporáneo. Como resultado de estas discusiones y retroalimentaciones se proponen maneras para implementar y enriquecer aspectos importantes del proyecto presentado.</text:p>
      <text:p text:style-name="P1">Esta estrategia es el detonador inicial ( que sólo cubre un perímetro concreto, ya que se ha acotado por medio de las reglas mencionadas con anterioridad) de la creación en colectivo, ya que partimos de experiencias e inquietudes individuales, que se ven modeladas por el ente colectivo 4no2, y posteriormente estas sesiones de intercambio de ideas se ven enriquecidas para crear los prototipos.</text:p>
      <text:p text:style-name="P1">Estas características del proyecto, nos encaminaron a dos métodos que enriquecen las características primordiales de esta investigación. Por ello en este caso precisamente el proceso que proponemos para llevar a cabo surge principalmente del análisis de 2 métodos especializados; de aprendizaje y de creación:</text:p>
      <text:p text:style-name="P2">    </text:p>
      <text:p text:style-name="P3"><text:span text:style-name="T1">    </text:span><text:span text:style-name="T2">- Método de Aprendizaje Basado en Proyectos: Lo aplicaremos en las entrevistas y el análisis de las mismas por medio de aprender, adaptar y analizar la información que nos comparten los colectivos que trabajan con arte electrónico que vamos a entrevistar. Este procesos se ve enriquecido por medio de la observación y análisis del trabajo e integración colaborativa en talleres, seminarios, y simposios especializados en arte electrónico.</text:span></text:p>
      <text:p text:style-name="P3"><text:span text:style-name="T1">    </text:span><text:span text:style-name="T2">- Método de investigación artístico-narrativa:El cual surge del modelo de Cuestionamiento de Ventanas Múltiples el cual se desarrolla con una serie de detonadores y cuestiones relacionadas a la teoría de las Inteligencias Múltiples de Gadamer H. (1998)y que aporta reflexiones sobre el proyecto a desarrollar.</text:span></text:p>
      <text:p text:style-name="Text_20_body"/>
      <text:p text:style-name="P1">El propósito de proponer una mezcla de estos dos métodos es porqué creemos importante reflexionar y valorar los modos de creación de en los creadores con experiencia que obtendremos con las entrevistas (conocimiento empírico, teórico, estructurado). Esta <text:soft-page-break/>información será enriquecida por medio de las prácticas que generaremos como colectivo emergente (el cual representa el conocimiento experimental, pragmático, subjetivo). Estas dos perspectivas se ven fortalecidas y estructuradas por medio de los métodos propuestos (el del aprendizaje basado en proyectos así como la investigación basada en arte).</text:p>
      <text:p text:style-name="Text_20_body"/>
      <text:p text:style-name="P1">Aprendizaje Basado en Proyectos.</text:p>
      <text:p text:style-name="P1">El aprendizaje basado en proyectos es un enfoque en el que los estudiantes adquieren conocimientos y habilidades al trabajar durante un período prolongado de tiempo para investigar y responder a cuestiones complejas, problemas o desafíos (BIE, 2015).</text:p>
      <text:p text:style-name="P1">El aprendizaje basado en proyectos nos sirve como parteaguas para romper el paradigma racionalista, donde los proyectos persiguen la respuesta de un problema concreto y buscan comprobar la hipótesis presentada por medio de referencias irrefutables. En este caso a diferencia perseguimos el aprendizaje por medio de la realización de proyectos, ya que este nos particularmente nos interesa generar un proyecto de arte electrónico que contenga un tratamiento del tema desde un punto de vista social y que aporte información relevante desde una perspectiva interdisciplinaria, para comprender cómo y bajo qué mecánicas sucede el proceso creativo colectivo.</text:p>
      <text:p text:style-name="Text_20_body"/>
      <text:p text:style-name="P1">Investigación Basada en Arte.</text:p>
      <text:p text:style-name="Text_20_body"/>
      <text:p text:style-name="P1">Hemos retomado el método de la investigación basada en arte, para revalorizar la creación como un método alternativo de construcción de conocimiento, el cuál estructura la realidad y sus representaciones, con base en experiencias subjetivas que han sucedido a lo largo del tiempo,bajo un imaginario y maneras concretas de comprender todo la realidad simbólica, semántica, sonora, etc.</text:p>
      <text:p text:style-name="Text_20_body"/>
      <text:p text:style-name="P1">Cómo definen dos características principales de la IBA en el artículo de Hernández Hernández F.(2008) «...desde una instancia epistemológica-metodológica, desde la que se cuestionan las formas hegemónicas de investigación centradas en la aplicación de procedimientos que ‘hacen hablar’ a la realidad; y por otra, mediante la utilización de procedimientos artísticos (literarios, visuales, performativos, musicales) para dar cuenta de los fenómenos y experiencias a las que se dirige el estudio en cuestión.</text:p>
      <text:p text:style-name="Text_20_body"/>
      <text:p text:style-name="P1">La Investigación Basada en Arte, nos ofrece muchos beneficios que aportan gran valor a la <text:soft-page-break/>investigación; algunos de ellos son que muestran maneras distintas de mirar y abordar problemáticas complejas, referentes a nuestro mundo contemporáneo.</text:p>
      <text:p text:style-name="P1">Asimismo estas propuestas contribuyen a la generación del esquemas no verbales, asociando ideas y transformándolas en interpretaciones subjetivas, basadas ciertamente en su realidad particular, la cual es una especie de pintura donde el representa los valores jerárquicos, emotivos, referente a su cultura, la sociedad, la temporalidad, etc.</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0T11:11:11.107031198</dc:date>
    <meta:editing-duration>PT1M10S</meta:editing-duration>
    <meta:editing-cycles>1</meta:editing-cycles>
    <meta:document-statistic meta:table-count="0" meta:image-count="0" meta:object-count="0" meta:page-count="6" meta:paragraph-count="32" meta:word-count="2045" meta:character-count="13647" meta:non-whitespace-character-count="11597"/>
    <meta:generator>LibreOffice/5.0.2.2$Linux_X86_64 LibreOffice_project/00m0$Build-2</meta:generator>
  </office:meta>
</office:document-meta>
</file>